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style:text-position="super 58%" officeooo:rsid="002c1799" officeooo:paragraph-rsid="002c1799"/>
    </style:style>
    <style:style style:name="P25" style:family="paragraph" style:parent-style-name="Standard">
      <style:text-properties officeooo:rsid="002c8153" officeooo:paragraph-rsid="002c8153"/>
    </style:style>
    <style:style style:name="P26" style:family="paragraph" style:parent-style-name="Standard">
      <style:text-properties officeooo:rsid="003022aa" officeooo:paragraph-rsid="003022aa"/>
    </style:style>
    <style:style style:name="P27" style:family="paragraph" style:parent-style-name="Standard">
      <style:text-properties officeooo:rsid="00319c39" officeooo:paragraph-rsid="00319c39"/>
    </style:style>
    <style:style style:name="P28" style:family="paragraph" style:parent-style-name="Standard">
      <style:paragraph-properties fo:break-before="page"/>
      <style:text-properties officeooo:rsid="001c227a" officeooo:paragraph-rsid="0022f076"/>
    </style:style>
    <style:style style:name="P29" style:family="paragraph" style:parent-style-name="Standard" style:list-style-name="L1">
      <style:text-properties officeooo:paragraph-rsid="0013f2a7"/>
    </style:style>
    <style:style style:name="P30" style:family="paragraph" style:parent-style-name="Standard" style:list-style-name="L2">
      <style:text-properties officeooo:paragraph-rsid="001c227a"/>
    </style:style>
    <style:style style:name="P31" style:family="paragraph" style:parent-style-name="Standard" style:list-style-name="L3">
      <style:text-properties officeooo:rsid="001c227a" officeooo:paragraph-rsid="001c227a"/>
    </style:style>
    <style:style style:name="P32" style:family="paragraph" style:parent-style-name="Standard" style:list-style-name="L3">
      <style:text-properties officeooo:rsid="001c227a" officeooo:paragraph-rsid="0020443c"/>
    </style:style>
    <style:style style:name="P33" style:family="paragraph" style:parent-style-name="Standard" style:list-style-name="L3">
      <style:text-properties officeooo:rsid="001c227a" officeooo:paragraph-rsid="0022f076"/>
    </style:style>
    <style:style style:name="P34" style:family="paragraph" style:parent-style-name="Standard" style:list-style-name="L3">
      <style:text-properties officeooo:rsid="001c227a" officeooo:paragraph-rsid="0023f11a"/>
    </style:style>
    <style:style style:name="P35" style:family="paragraph" style:parent-style-name="Standard" style:list-style-name="L3">
      <style:text-properties officeooo:rsid="001c227a" officeooo:paragraph-rsid="0028e2eb"/>
    </style:style>
    <style:style style:name="P36" style:family="paragraph" style:parent-style-name="Standard" style:list-style-name="L3">
      <style:text-properties officeooo:rsid="001c227a" officeooo:paragraph-rsid="002b6e82"/>
    </style:style>
    <style:style style:name="P37" style:family="paragraph" style:parent-style-name="Standard" style:list-style-name="L3">
      <style:text-properties officeooo:rsid="002c1799" officeooo:paragraph-rsid="002c1799"/>
    </style:style>
    <style:style style:name="P38" style:family="paragraph" style:parent-style-name="Standard">
      <style:text-properties officeooo:rsid="002c1799" officeooo:paragraph-rsid="002c1799"/>
    </style:style>
    <style:style style:name="P39" style:family="paragraph" style:parent-style-name="Standard">
      <style:text-properties officeooo:rsid="00349b36" officeooo:paragraph-rsid="00349b36"/>
    </style:style>
    <style:style style:name="P40" style:family="paragraph" style:parent-style-name="Standard">
      <style:text-properties officeooo:rsid="002c8153" officeooo:paragraph-rsid="00367a3e"/>
    </style:style>
    <style:style style:name="P41" style:family="paragraph" style:parent-style-name="Standard">
      <style:text-properties officeooo:rsid="003022aa" officeooo:paragraph-rsid="00367a3e"/>
    </style:style>
    <style:style style:name="P42" style:family="paragraph" style:parent-style-name="Standard">
      <style:text-properties officeooo:rsid="00319c39" officeooo:paragraph-rsid="00367a3e"/>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officeooo:rsid="0014e0ed"/>
    </style:style>
    <style:style style:name="T6" style:family="text">
      <style:text-properties officeooo:rsid="001b1c88"/>
    </style:style>
    <style:style style:name="T7" style:family="text">
      <style:text-properties officeooo:rsid="0013f2a7"/>
    </style:style>
    <style:style style:name="T8" style:family="text">
      <style:text-properties officeooo:rsid="0020443c"/>
    </style:style>
    <style:style style:name="T9" style:family="text">
      <style:text-properties officeooo:rsid="0023f11a"/>
    </style:style>
    <style:style style:name="T10" style:family="text">
      <style:text-properties officeooo:rsid="002b2985"/>
    </style:style>
    <style:style style:name="T11" style:family="text">
      <style:text-properties officeooo:rsid="002c1be0"/>
    </style:style>
    <style:style style:name="T12" style:family="text">
      <style:text-properties officeooo:rsid="002de920"/>
    </style:style>
    <style:style style:name="T13" style:family="text">
      <style:text-properties officeooo:rsid="0032c04a"/>
    </style:style>
    <style:style style:name="T14" style:family="text">
      <style:text-properties officeooo:rsid="00367a3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6877997339396115" text:style-name="L1">
        <text:list-item>
          <text:p text:style-name="P29"><text:span text:style-name="T7">March 21</text:span><text:span text:style-name="T2">st</text:span><text:span text:style-name="T7">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5">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5">the </text:span>next meeting will be held Tuesday 29<text:span text:style-name="T1">th</text:span> of March after class, <text:span text:style-name="T5">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1820966286063767760" text:style-name="L2">
        <text:list-item>
          <text:p text:style-name="P30"><text:span text:style-name="T7">March 29</text:span><text:span text:style-name="T2">th</text:span><text:span text:style-name="T7"> 2016</text:span></text:p>
        </text:list-item>
      </text:list>
      <text:p text:style-name="P4"/>
      <text:p text:style-name="P6">We’ve quickly looked through our basic java files. <text:span text:style-name="T6">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7">Dennis, Jonas, Emil, Fredrik. (All)</text:span></text:p>
      <text:p text:style-name="P7"/>
      <text:list xml:id="list202573884851242" text:style-name="L3">
        <text:list-item>
          <text:p text:style-name="P31">April 1<text:span text:style-name="T1">st</text:span> 2016</text:p>
        </text:list-item>
      </text:list>
      <text:p text:style-name="P15"/>
      <text:p text:style-name="P15">Called Kristian, no reply but left a voicemail and hopefully he calls back. <text:span text:style-name="T8">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7">Dennis, Jonas, Emil, Fredrik. (All)</text:span></text:p>
      <text:p text:style-name="P5"/>
      <text:list xml:id="list225851918960394" text:continue-numbering="true" text:style-name="L3">
        <text:list-item>
          <text:p text:style-name="P32">A<text:span text:style-name="T8">pril 4</text:span><text:span text:style-name="T3">th</text:span><text:span text:style-name="T8"> 2016</text:span></text:p>
        </text:list-item>
      </text:list>
      <text:p text:style-name="P8"/>
      <text:p text:style-name="P17">Meeting was moved to April 5<text:span text:style-name="T1">th</text:span> 2016.</text:p>
      <text:p text:style-name="P9"/>
      <text:p text:style-name="P28"/>
      <text:list xml:id="list225851905592712" text:continue-numbering="true" text:style-name="L3">
        <text:list-item>
          <text:p text:style-name="P33">A<text:span text:style-name="T8">pril 5</text:span><text:span text:style-name="T3">th</text:span><text:span text:style-name="T8">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9">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7">Dennis, Jonas, Emil, Fredrik (All) + Client.</text:span></text:p>
      <text:p text:style-name="P18"/>
      <text:list xml:id="list225853602956606" text:continue-numbering="true" text:style-name="L3">
        <text:list-item>
          <text:p text:style-name="P34">A<text:span text:style-name="T8">pril 11</text:span><text:span text:style-name="T3">th</text:span><text:span text:style-name="T8">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0">We’ve agreed that all software design will be done before April 23</text:span><text:span text:style-name="T4">rd</text:span><text:span text:style-name="T10">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7">Dennis, Jonas, Emil, Fredrik (All) + Asger. Feedback &amp; open discussion.</text:span></text:p>
      <text:p text:style-name="P11"/>
      <text:list xml:id="list225852790351949" text:continue-numbering="true" text:style-name="L3">
        <text:list-item>
          <text:p text:style-name="P35">A<text:span text:style-name="T8">pril 12</text:span><text:span text:style-name="T3">th</text:span><text:span text:style-name="T8">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225853513244895" text:continue-numbering="true" text:style-name="L3">
        <text:list-item>
          <text:p text:style-name="P36">A<text:span text:style-name="T8">pril 18</text:span><text:span text:style-name="T3">th</text:span><text:span text:style-name="T8">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225853187657733" text:continue-numbering="true" text:style-name="L3">
        <text:list-item>
          <text:p text:style-name="P37">April 19<text:span text:style-name="T1">th</text:span> 2016</text:p>
        </text:list-item>
      </text:list>
      <text:p text:style-name="P25"/>
      <text:p text:style-name="P25">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5"/>
      <text:p text:style-name="P25">Next meeting: <text:span text:style-name="T12">ITO(Risk Analysis), Commence description of UP in Project.</text:span></text:p>
      <text:p text:style-name="P25"/>
      <text:p text:style-name="P25">Members Present: <text:span text:style-name="T11">Jonas, Emil, Dennis, Fredrik (All).</text:span></text:p>
      <text:p text:style-name="P25"/>
      <text:p text:style-name="P26">Developer Hours: 10 hours on ITO.</text:p>
      <text:p text:style-name="P26"/>
      <text:p text:style-name="P27">ITO: 10/20 – SWD: 0/70 – OSCA: 0/10 – SWK: 0/30 – <text:span text:style-name="T13">Buffer 0/61.5</text:span></text:p>
      <text:p text:style-name="P25"/>
      <text:p text:style-name="P25">ETA: 181,5 Hrs Remaining pr. Developer</text:p>
      <text:p text:style-name="P23"/>
      <text:list xml:id="list225852970911876" text:continue-numbering="true" text:style-name="L3">
        <text:list-item>
          <text:p text:style-name="P37">April 22<text:span text:style-name="T1">nd</text:span> 2016</text:p>
        </text:list-item>
      </text:list>
      <text:p text:style-name="P39">Today we had some trouble finding a place to study as KEA was closed for the holidays. However we managed to get into KU, but <text:span text:style-name="T14">two</text:span> hour<text:span text:style-name="T14">s</text:span> after schedul<text:span text:style-name="T14">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4">while the teachings from class are still fresh in memory.</text:span></text:p>
      <text:p text:style-name="P39"/>
      <text:p text:style-name="P40">Members Present: <text:span text:style-name="T11">Jonas, Fredrik (2 Short).</text:span></text:p>
      <text:p text:style-name="P40"/>
      <text:p text:style-name="P41">Developer Hours: <text:span text:style-name="T14">2</text:span> hours ITO, <text:span text:style-name="T14">2 hours from budget in unforseen closing of KEA, 6 hours SWK</text:span></text:p>
      <text:p text:style-name="P41"/>
      <text:p text:style-name="P42">ITO: 1<text:span text:style-name="T14">2</text:span>/20 – SWD: 0/70 – OSCA: 0/10 – SWK: <text:span text:style-name="T14">6</text:span>/30 – <text:span text:style-name="T13">Buffer 2/61.5</text:span></text:p>
      <text:p text:style-name="P40"/>
      <text:p text:style-name="P40">ETA: 1<text:span text:style-name="T14">7</text:span>1,5 Hrs Remaining pr. Developer</text:p>
      <text:p text:style-name="P23"/>
      <text:list xml:id="list225853645358058" text:continue-numbering="true" text:style-name="L3">
        <text:list-item>
          <text:p text:style-name="P37">April 26<text:span text:style-name="T1">th</text:span> 2016</text:p>
        </text:list-item>
        <text:list-item>
          <text:p text:style-name="P37">April 29<text:span text:style-name="T1">th</text:span> 2016</text:p>
        </text:list-item>
        <text:list-item>
          <text:p text:style-name="P37">May 3<text:span text:style-name="T1">rd</text:span> 2016</text:p>
        </text:list-item>
        <text:list-item>
          <text:p text:style-name="P37">May 6<text:span text:style-name="T1">th</text:span> 2016</text:p>
        </text:list-item>
        <text:list-item>
          <text:p text:style-name="P37">May 10<text:span text:style-name="T1">th</text:span> 2016</text:p>
        </text:list-item>
        <text:list-item>
          <text:p text:style-name="P37">May 13<text:span text:style-name="T1">th</text:span> 2016</text:p>
        </text:list-item>
        <text:list-item>
          <text:p text:style-name="P37">May 17<text:span text:style-name="T1">th</text:span> 2016</text:p>
        </text:list-item>
        <text:list-item>
          <text:p text:style-name="P37">May 20<text:span text:style-name="T1">th</text:span> 2016</text:p>
        </text:list-item>
        <text:list-item>
          <text:p text:style-name="P37">May 24<text:span text:style-name="T1">th</text:span> 2016</text:p>
        </text:list-item>
        <text:list-item>
          <text:p text:style-name="P37">May 27<text:span text:style-name="T1">th</text:span> 2016</text:p>
        </text:list-item>
        <text:list-item>
          <text:p text:style-name="P37">May 31<text:span text:style-name="T1">st</text:span> 2016</text:p>
        </text:list-item>
      </text:list>
      <text:p text:style-name="P1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2T22:58:51.574184000</dc:date>
    <meta:editing-duration>PT6H25M13S</meta:editing-duration>
    <meta:editing-cycles>18</meta:editing-cycles>
    <meta:generator>LibreOffice/5.1.1.3$MacOSX_X86_64 LibreOffice_project/89f508ef3ecebd2cfb8e1def0f0ba9a803b88a6d</meta:generator>
    <meta:document-statistic meta:table-count="0" meta:image-count="0" meta:object-count="0" meta:page-count="3" meta:paragraph-count="57" meta:word-count="1177" meta:character-count="6782" meta:non-whitespace-character-count="5672"/>
  </office:meta>
</office:document-meta>
</file>